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Config.FTPClientConfi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Config.setServerTimeZoneId( String serverTimeZon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Config.FTPClien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Config.setRecentDateFormatStr( String recentDateForma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Config.setShortMonthNames( String shortMonthName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Config.setDefaultDateFormatStr( String defaultDateForma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Config.getSupportedLanguage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etServerLanguageCode( String serverLanguageCod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